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Serif" svg:font-family="LiberationSerif"/>
    <style:font-face style:name="LiberationSerif1" svg:font-family="LiberationSerif" style:font-pitch="variable"/>
    <style:font-face style:name="Noto Sans" svg:font-family="'Noto Sans'" style:font-family-generic="roman" style:font-pitch="variable"/>
    <style:font-face style:name="NotoSans-352" svg:font-family="NotoSans-352" style:font-pitch="variable"/>
    <style:font-face style:name="NotoSans-3521" svg:font-family="NotoSans-352"/>
    <style:font-face style:name="NotoSans-Bold-8834" svg:font-family="NotoSans-Bold-8834" style:font-pitch="variable"/>
    <style:font-face style:name="NotoSans-Bold-88341" svg:font-family="NotoSans-Bold-8834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ahoma2" svg:font-family="Tahoma" style:font-pitch="variable"/>
    <style:font-face style:name="TimesNewRoman" svg:font-family="TimesNewRoman" style:font-pitch="variable"/>
    <style:font-face style:name="TimesNewRoman1" svg:font-family="TimesNewRoman"/>
    <style:font-face style:name="TimesNewRomanPS-BoldMT-2525" svg:font-family="TimesNewRomanPS-BoldMT-2525" style:font-pitch="variable"/>
    <style:font-face style:name="TimesNewRomanPS-BoldMT-25251" svg:font-family="TimesNewRomanPS-BoldMT-2525"/>
    <style:font-face style:name="TimesNewRomanPSMT-192" svg:font-family="TimesNewRomanPSMT-192" style:font-pitch="variable"/>
    <style:font-face style:name="TimesNewRomanPSMT-1921" svg:font-family="TimesNewRomanPSMT-192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6.5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6.7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2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1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.87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9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4cm" svg:stroke-color="#3465a4" draw:stroke-linejoin="round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4cm" svg:stroke-color="#3465a4" draw:stroke-linejoin="round" svg:stroke-linecap="butt" draw:fill="solid" draw:fill-color="#cccccc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27cm" svg:stroke-color="#3465a4" draw:stroke-linejoin="round" svg:stroke-linecap="butt" draw:fill="solid" draw:fill-color="#cccccc" fo:padding-top="0.013cm" fo:padding-bottom="0.013cm" fo:padding-left="0.013cm" fo:padding-right="0.013cm"/>
    </style:style>
    <style:style style:name="gr12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2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000000" draw:textarea-horizontal-align="left" draw:textarea-vertical-align="top" draw:auto-grow-height="true" draw:auto-grow-width="true" fo:min-height="1.438cm" fo:min-width="4.77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9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6.226cm" fo:min-width="13.21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1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6.9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4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6.76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81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7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95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0047ff"/>
    </style:style>
    <style:style style:name="gr30" style:family="graphic" style:parent-style-name="standard">
      <style:graphic-properties draw:stroke="solid" svg:stroke-width="0.035cm" svg:stroke-color="#0047ff" draw:stroke-linejoin="miter" svg:stroke-linecap="butt" draw:fill="none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35cm" svg:stroke-color="#0047ff" svg:stroke-opacity="0%" draw:stroke-linejoin="miter" svg:stroke-linecap="butt" draw:fill="solid" draw:fill-color="#ffffff" draw:opacity="0%" fo:padding-top="0.017cm" fo:padding-bottom="0.017cm" fo:padding-left="0.017cm" fo:padding-right="0.017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2.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1.102cm" fo:min-width="4.094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15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7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9.27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4.7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7.393cm" fo:min-width="7.45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91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25cm" fo:min-width="17.66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4.791cm" fo:min-width="18.90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.8999996185303pt" style:font-size-asian="11.8999996185303pt" style:font-size-complex="11.8999996185303pt"/>
    </style:style>
    <style:style style:name="P4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ccccc"/>
    </style:style>
    <style:style style:name="P7" style:family="paragraph">
      <style:paragraph-properties style:text-autospace="none"/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P8" style:family="paragraph">
      <loext:graphic-properties draw:fill="none" draw:fill-color="#000000"/>
      <style:paragraph-properties fo:text-align="start" style:text-autospace="none" style:writing-mode="lr-tb"/>
      <style:text-properties fo:font-size="12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style:text-autospace="none"/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="solid" draw:fill-color="#0047ff"/>
    </style:style>
    <style:style style:name="P17" style:family="paragraph">
      <loext:graphic-properties draw:fill="solid" draw:fill-color="#ffffff" draw:opacity="0%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b2b2b2"/>
      <style:paragraph-properties fo:text-align="center" style:writing-mode="lr-tb"/>
    </style:style>
    <style:style style:name="P20" style:family="paragraph">
      <loext:graphic-properties draw:fill="none"/>
      <style:paragraph-properties fo:text-align="start" style:writing-mode="lr-tb"/>
      <style:text-properties fo:font-size="11.8999996185303pt" style:font-size-asian="11.8999996185303pt" style:font-size-complex="11.8999996185303pt"/>
    </style:style>
    <style:style style:name="P21" style:family="paragraph">
      <style:paragraph-properties fo:text-align="start" style:text-autospace="none" style:writing-mode="lr-tb"/>
    </style:style>
    <style:style style:name="T1" style:family="text">
      <style:text-properties fo:color="#000000" loext:opacity="100%" style:font-name="TimesNewRoman1" fo:font-size="11.8999996185303pt" fo:font-weight="normal" style:font-size-asian="11.8999996185303pt" style:font-weight-asian="normal" style:font-name-complex="TimesNewRoman1" style:font-size-complex="11.8999996185303pt" style:font-weight-complex="normal"/>
    </style:style>
    <style:style style:name="T2" style:family="text">
      <style:text-properties fo:color="#000000" loext:opacity="100%" style:font-name="TimesNewRoman1" fo:font-size="11.8999996185303pt" fo:font-weight="bold" style:font-size-asian="11.8999996185303pt" style:font-weight-asian="bold" style:font-name-complex="TimesNewRoman1" style:font-size-complex="11.8999996185303pt" style:font-weight-complex="bold"/>
    </style:style>
    <style:style style:name="T3" style:family="text">
      <style:text-properties fo:color="#bcbec4" loext:opacity="100%" style:font-name="TimesNewRoman1" fo:font-size="10.1000003814697pt" fo:font-weight="normal" style:font-size-asian="10.1000003814697pt" style:font-weight-asian="normal" style:font-name-complex="TimesNewRoman1" style:font-size-complex="10.1000003814697pt" style:font-weight-complex="normal"/>
    </style:style>
    <style:style style:name="T4" style:family="text">
      <style:text-properties fo:color="#6a8759" loext:opacity="100%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5" style:family="text">
      <style:text-properties fo:color="#000000" loext:opacity="100%" style:font-name="LiberationSerif" fo:font-size="10pt" fo:font-weight="normal" style:font-size-asian="10pt" style:font-weight-asian="normal" style:font-name-complex="LiberationSerif" style:font-size-complex="10pt" style:font-weight-complex="normal"/>
    </style:style>
    <style:style style:name="T6" style:family="text">
      <style:text-properties fo:color="#808080" loext:opacity="100%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7" style:family="text">
      <style:text-properties fo:color="#cc7832" loext:opacity="100%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8" style:family="text">
      <style:text-properties fo:color="#a9b7c6" loext:opacity="100%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9" style:family="text">
      <style:text-properties fo:color="#8888c6" loext:opacity="100%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10" style:family="text">
      <style:text-properties fo:color="#6897bb" loext:opacity="100%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11" style:family="text">
      <style:text-properties fo:color="#000000" loext:opacity="100%" style:font-name="NotoSans-3521" fo:font-size="14pt" fo:font-weight="normal" style:font-size-asian="14pt" style:font-weight-asian="normal" style:font-name-complex="NotoSans-3521" style:font-size-complex="14pt" style:font-weight-complex="normal"/>
    </style:style>
    <style:style style:name="T12" style:family="text">
      <style:text-properties fo:color="#000000" loext:opacity="100%" style:font-name="NotoSans-3521" fo:font-size="12pt" fo:font-weight="normal" style:font-size-asian="12pt" style:font-weight-asian="normal" style:font-name-complex="NotoSans-3521" style:font-size-complex="12pt" style:font-weight-complex="normal"/>
    </style:style>
    <style:style style:name="T13" style:family="text">
      <style:text-properties fo:color="#000000" loext:opacity="100%" style:font-name="TimesNewRomanPS-BoldMT-25251" fo:font-size="12pt" fo:font-weight="normal" style:font-size-asian="12pt" style:font-weight-asian="normal" style:font-name-complex="TimesNewRomanPS-BoldMT-25251" style:font-size-complex="12pt" style:font-weight-complex="normal"/>
    </style:style>
    <style:style style:name="T14" style:family="text">
      <style:text-properties fo:color="#000000" loext:opacity="100%" style:font-name="NotoSans-3521" fo:font-size="12pt" fo:font-weight="normal" style:font-name-asian="JetBrains Mono1" style:font-size-asian="12pt" style:font-weight-asian="normal" style:font-name-complex="NotoSans-3521" style:font-size-complex="12pt" style:font-weight-complex="normal"/>
    </style:style>
    <style:style style:name="T15" style:family="text">
      <style:text-properties fo:color="#000000" loext:opacity="100%" style:font-name="NotoSans-Bold-88341" fo:font-size="12pt" fo:font-weight="normal" style:font-size-asian="12pt" style:font-weight-asian="normal" style:font-name-complex="NotoSans-Bold-88341" style:font-size-complex="12pt" style:font-weight-complex="normal"/>
    </style:style>
    <style:style style:name="T16" style:family="text">
      <style:text-properties fo:color="#000000" loext:opacity="100%" style:font-name="TimesNewRomanPSMT-1921" fo:font-size="12pt" fo:font-weight="normal" style:font-size-asian="12pt" style:font-weight-asian="normal" style:font-name-complex="TimesNewRomanPSMT-1921" style:font-size-complex="12pt" style:font-weight-complex="normal"/>
    </style:style>
    <style:style style:name="T17" style:family="text">
      <style:text-properties fo:color="#000000" loext:opacity="100%" style:font-name="NotoSans-3521" fo:font-size="11pt" fo:font-weight="normal" style:font-name-asian="JetBrains Mono1" style:font-size-asian="11pt" style:font-weight-asian="normal" style:font-name-complex="NotoSans-352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4cm" svg:height="29.704cm" svg:x="0cm" svg:y="0cm" svg:viewBox="0 0 21005 29705" draw:points="0,0 21005,0 21005,29705 0,29705">
          <text:p/>
        </draw:polygon>
        <draw:frame draw:style-name="gr2" draw:text-style-name="P3" draw:layer="layout" svg:width="6.581cm" svg:height="0.463cm" svg:x="12.174cm" svg:y="2.575cm">
          <draw:text-box>
            <text:p text:style-name="P2"><text:span text:style-name="T1">Студент группы ИС-26 Стуков Н.Н. </text:span></text:p>
          </draw:text-box>
        </draw:frame>
        <draw:frame draw:style-name="gr3" draw:text-style-name="P3" draw:layer="layout" svg:width="6.716cm" svg:height="0.463cm" svg:x="1.997cm" svg:y="3.069cm">
          <draw:text-box>
            <text:p text:style-name="P2"><text:span text:style-name="T2">Тема</text:span><text:span text:style-name="T1">: Работа с PyCharm Community. </text:span></text:p>
          </draw:text-box>
        </draw:frame>
        <draw:frame draw:style-name="gr4" draw:text-style-name="P3" draw:layer="layout" svg:width="0.425cm" svg:height="0.463cm" svg:x="1.997cm" svg:y="3.552cm">
          <draw:text-box>
            <text:p text:style-name="P2"><text:span text:style-name="T1"><text:s text:c="4"/></text:span></text:p>
          </draw:text-box>
        </draw:frame>
        <draw:frame draw:style-name="gr5" draw:text-style-name="P3" draw:layer="layout" svg:width="0.419cm" svg:height="0.463cm" svg:x="1.997cm" svg:y="5.013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5.496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5.99cm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3.876cm" svg:height="0.463cm" svg:x="1.997cm" svg:y="6.473cm">
          <draw:text-box>
            <text:p text:style-name="P2"><text:span text:style-name="T2">Постановка задачи</text:span><text:span text:style-name="T1">. </text:span></text:p>
          </draw:text-box>
        </draw:frame>
        <draw:frame draw:style-name="gr5" draw:text-style-name="P3" draw:layer="layout" svg:width="0.419cm" svg:height="0.463cm" svg:x="1.997cm" svg:y="7.934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8.915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9.878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0.361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0.858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1.342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1.822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2.319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2.802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3.286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3.779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4.263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4.746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5.24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5.723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6.207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6.7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7.184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0.419cm" svg:height="0.463cm" svg:x="1.997cm" svg:y="17.667cm">
          <draw:text-box>
            <text:p text:style-name="P2"><text:span text:style-name="T1"><text:s/></text:span></text:p>
          </draw:text-box>
        </draw:frame>
        <draw:frame draw:style-name="gr7" draw:text-style-name="P3" draw:layer="layout" svg:width="0.929cm" svg:height="0.463cm" svg:x="2.223cm" svg:y="22.535cm">
          <draw:text-box>
            <text:p text:style-name="P2"><text:span text:style-name="T1">К</text:span><text:span text:style-name="T1">о</text:span><text:span text:style-name="T1">д</text:span><text:span text:style-name="T1">: </text:span></text:p>
          </draw:text-box>
        </draw:frame>
        <draw:frame draw:style-name="gr5" draw:text-style-name="P3" draw:layer="layout" svg:width="0.419cm" svg:height="0.463cm" svg:x="1.997cm" svg:y="18.644cm">
          <draw:text-box>
            <text:p text:style-name="P2"><text:span text:style-name="T1"><text:s/></text:span></text:p>
          </draw:text-box>
        </draw:frame>
        <draw:frame draw:style-name="gr8" draw:text-style-name="P4" draw:layer="layout" svg:width="0.355cm" svg:height="0.395cm" svg:x="1.997cm" svg:y="19.53cm">
          <draw:text-box>
            <text:p text:style-name="P2"><text:span text:style-name="T3"><text:s/></text:span></text:p>
          </draw:text-box>
        </draw:frame>
        <draw:frame draw:style-name="gr8" draw:text-style-name="P4" draw:layer="layout" svg:width="0.355cm" svg:height="0.395cm" svg:x="1.997cm" svg:y="19.936cm">
          <draw:text-box>
            <text:p text:style-name="P2"><text:span text:style-name="T3"><text:s/></text:span></text:p>
          </draw:text-box>
        </draw:frame>
        <draw:line draw:style-name="gr9" draw:text-style-name="P5" draw:layer="layout" svg:x1="9.554cm" svg:y1="11.342cm" svg:x2="9.5cm" svg:y2="13.75cm">
          <text:p/>
        </draw:line>
        <draw:line draw:style-name="gr9" draw:text-style-name="P5" draw:layer="layout" svg:x1="9.649cm" svg:y1="14.75cm" svg:x2="9.649cm" svg:y2="15.561cm">
          <text:p/>
        </draw:line>
        <draw:polygon draw:style-name="gr10" draw:text-style-name="P6" draw:layer="layout" svg:width="6.232cm" svg:height="1.192cm" svg:x="6.217cm" svg:y="13.688cm" svg:viewBox="0 0 6233 1193" draw:points="1558,0 6233,0 4676,1193 0,1193">
          <text:p/>
        </draw:polygon>
        <draw:path draw:style-name="gr10" draw:text-style-name="P6" draw:layer="layout" svg:width="1.85cm" svg:height="1.4cm" svg:x="8.899cm" svg:y="10cm" svg:viewBox="0 0 1851 1401" svg:d="M291 0c-161 0-291 105-291 234v934c0 129 130 233 291 233h1268c160 0 292-104 292-233v-934c0-129-132-234-292-234z">
          <text:p/>
        </draw:path>
        <draw:path draw:style-name="gr10" draw:text-style-name="P6" draw:layer="layout" svg:width="1.289cm" svg:height="0.9cm" svg:x="8.899cm" svg:y="21.75cm" svg:viewBox="0 0 1290 901" svg:d="M215 0c-118 0-215 62-215 138v625c0 76 97 138 215 138h861c117 0 214-62 214-138v-625c0-76-97-138-214-138z">
          <text:p/>
        </draw:path>
        <draw:frame draw:style-name="gr5" draw:text-style-name="P3" draw:layer="layout" svg:width="0.419cm" svg:height="0.463cm" svg:x="1.997cm" svg:y="22.789cm">
          <draw:text-box>
            <text:p text:style-name="P2"><text:span text:style-name="T1"><text:s/></text:span></text:p>
          </draw:text-box>
        </draw:frame>
        <draw:polygon draw:style-name="gr11" draw:text-style-name="P6" draw:layer="layout" svg:width="5.002cm" svg:height="1.501cm" svg:x="7.149cm" svg:y="15.5cm" svg:viewBox="0 0 5003 1502" draw:points="2501,0 5003,751 2501,1502 0,751">
          <text:p/>
        </draw:polygon>
        <draw:line draw:style-name="gr12" draw:text-style-name="P5" draw:layer="layout" svg:x1="7.149cm" svg:y1="16.25cm" svg:x2="5.649cm" svg:y2="16.25cm">
          <text:p/>
        </draw:line>
        <draw:line draw:style-name="gr12" draw:text-style-name="P5" draw:layer="layout" svg:x1="12.149cm" svg:y1="16.25cm" svg:x2="13.4cm" svg:y2="16.25cm">
          <text:p/>
        </draw:line>
        <draw:polygon draw:style-name="gr10" draw:text-style-name="P6" draw:layer="layout" svg:width="2.999cm" svg:height="0.999cm" svg:x="4cm" svg:y="17.25cm" svg:viewBox="0 0 3000 1000" draw:points="750,0 3000,0 2251,1000 0,1000">
          <text:p/>
        </draw:polygon>
        <draw:frame draw:style-name="gr13" draw:text-style-name="P3" draw:layer="layout" svg:width="1.234cm" svg:height="0.463cm" svg:x="8.915cm" svg:y="21.999cm">
          <draw:text-box>
            <text:p text:style-name="P2"><text:span text:style-name="T1">Конец </text:span></text:p>
          </draw:text-box>
        </draw:frame>
        <draw:frame draw:style-name="gr14" draw:text-style-name="P8" draw:layer="layout" svg:width="4.778cm" svg:height="1.438cm" svg:x="5.222cm" svg:y="17.312cm">
          <draw:text-box>
            <text:p text:style-name="P7"><text:span text:style-name="T4">TRUE</text:span></text:p>
          </draw:text-box>
        </draw:frame>
        <draw:line draw:style-name="gr12" draw:text-style-name="P5" draw:layer="layout" svg:x1="5.649cm" svg:y1="16.25cm" svg:x2="5.649cm" svg:y2="17.25cm">
          <text:p/>
        </draw:line>
        <draw:line draw:style-name="gr12" draw:text-style-name="P5" draw:layer="layout" svg:x1="13.4cm" svg:y1="16.25cm" svg:x2="13.4cm" svg:y2="18.5cm">
          <text:p/>
        </draw:line>
        <draw:frame draw:style-name="gr15" draw:text-style-name="P9" draw:layer="layout" svg:width="0.352cm" svg:height="0.39cm" svg:x="6.315cm" svg:y="15.811cm">
          <draw:text-box>
            <text:p text:style-name="P2"><text:span text:style-name="T5">да</text:span></text:p>
          </draw:text-box>
        </draw:frame>
        <draw:line draw:style-name="gr12" draw:text-style-name="P5" draw:layer="layout" svg:x1="13.4cm" svg:y1="18.5cm" svg:x2="13.4cm" svg:y2="21.5cm">
          <text:p/>
        </draw:line>
        <draw:frame draw:style-name="gr16" draw:text-style-name="P9" draw:layer="layout" svg:width="0.497cm" svg:height="0.39cm" svg:x="12.4cm" svg:y="15.748cm">
          <draw:text-box>
            <text:p text:style-name="P2"><text:span text:style-name="T5">нет</text:span></text:p>
          </draw:text-box>
        </draw:frame>
        <draw:frame draw:style-name="gr17" draw:text-style-name="P9" draw:layer="layout" svg:width="15.996cm" svg:height="6.226cm" svg:x="1.75cm" svg:y="23.005cm">
          <draw:text-box>
            <text:p text:style-name="P10"><text:span text:style-name="T6">#Даны два целых числа A и B (A &lt; B). Вывести в порядке возрастания все целые числа,</text:span><text:span text:style-name="T6"><text:line-break/></text:span><text:span text:style-name="T6">#расположенные между A и B (включая сами числа A и B), а также количество N этих чисел.</text:span><text:span text:style-name="T6"><text:line-break/></text:span><text:span text:style-name="T7">try</text:span><text:span text:style-name="T8">:</text:span><text:span text:style-name="T8"><text:line-break/></text:span><text:span text:style-name="T8"> <text:s text:c="3"/></text:span><text:span text:style-name="T9">print</text:span><text:span text:style-name="T8">(</text:span><text:span text:style-name="T4">"Введите два числа, но чтобы они придерживались правила (A &lt; B)"</text:span><text:span text:style-name="T8">)</text:span><text:span text:style-name="T8"><text:line-break/></text:span><text:span text:style-name="T8"> <text:s text:c="3"/>A = </text:span><text:span text:style-name="T9">int</text:span><text:span text:style-name="T8">(</text:span><text:span text:style-name="T9">input</text:span><text:span text:style-name="T8">(</text:span><text:span text:style-name="T4">"Введите число A: "</text:span><text:span text:style-name="T8">))</text:span><text:span text:style-name="T6">#Ввод первого числа</text:span><text:span text:style-name="T6"><text:line-break/></text:span><text:span text:style-name="T6"> <text:s text:c="3"/></text:span><text:span text:style-name="T8">B = </text:span><text:span text:style-name="T9">int</text:span><text:span text:style-name="T8">(</text:span><text:span text:style-name="T9">input</text:span><text:span text:style-name="T8">(</text:span><text:span text:style-name="T4">"Введите число B: "</text:span><text:span text:style-name="T8">))</text:span><text:span text:style-name="T6">#Ввод второго числа</text:span><text:span text:style-name="T6"><text:line-break/></text:span><text:span text:style-name="T6"><text:line-break/></text:span><text:span text:style-name="T6"> <text:s text:c="3"/></text:span><text:span text:style-name="T8">count = </text:span><text:span text:style-name="T10">0</text:span><text:span text:style-name="T10"><text:line-break/></text:span><text:span text:style-name="T10"><text:line-break/></text:span><text:span text:style-name="T10"> <text:s text:c="3"/></text:span><text:span text:style-name="T7">if </text:span><text:span text:style-name="T8">A &lt; B:</text:span><text:span text:style-name="T8"><text:line-break/></text:span><text:span text:style-name="T8"> <text:s text:c="7"/></text:span></text:p>
          </draw:text-box>
        </draw:frame>
        <draw:frame draw:style-name="gr18" draw:text-style-name="P9" draw:layer="layout" svg:width="0.358cm" svg:height="0.39cm" svg:x="1.901cm" svg:y="28.307cm">
          <draw:text-box>
            <text:p text:style-name="P2"><text:span text:style-name="T5"><text:s text:c="4"/></text:span></text:p>
          </draw:text-box>
        </draw:frame>
        <draw:line draw:style-name="gr12" draw:text-style-name="P5" draw:layer="layout" svg:x1="5.546cm" svg:y1="18.249cm" svg:x2="5.602cm" svg:y2="21.502cm">
          <text:p/>
        </draw:line>
        <draw:line draw:style-name="gr12" draw:text-style-name="P5" draw:layer="layout" svg:x1="5.649cm" svg:y1="21.5cm" svg:x2="13.4cm" svg:y2="21.5cm">
          <text:p/>
        </draw:line>
        <draw:line draw:style-name="gr12" draw:text-style-name="P5" draw:layer="layout" svg:x1="9.649cm" svg:y1="21.5cm" svg:x2="9.649cm" svg:y2="21.75cm">
          <text:p/>
        </draw:line>
        <draw:frame draw:style-name="gr19" draw:text-style-name="P11" draw:layer="layout" svg:width="7.135cm" svg:height="0.674cm" svg:x="7.624cm" svg:y="1.947cm">
          <draw:text-box>
            <text:p text:style-name="P2"><text:span text:style-name="T11">Практическое занятие No 4.2</text:span></text:p>
          </draw:text-box>
        </draw:frame>
        <draw:frame draw:style-name="gr20" draw:text-style-name="P12" draw:layer="layout" svg:width="18.366cm" svg:height="1.153cm" svg:x="2.126cm" svg:y="3.5cm">
          <draw:text-box>
            <text:p text:style-name="P2"><text:span text:style-name="T12">Построение программ встроенной функции, которая позволяет проверить является ли</text:span></text:p>
            <text:p text:style-name="P2"><text:span text:style-name="T12">число степенью тройки в PyCharm Community.</text:span></text:p>
          </draw:text-box>
        </draw:frame>
        <draw:frame draw:style-name="gr21" draw:text-style-name="P12" draw:layer="layout" svg:width="1.048cm" svg:height="0.577cm" svg:x="2.026cm" svg:y="4.621cm">
          <draw:text-box>
            <text:p text:style-name="P2"><text:span text:style-name="T13">Цель</text:span></text:p>
          </draw:text-box>
        </draw:frame>
        <draw:frame draw:style-name="gr22" draw:text-style-name="P12" draw:layer="layout" svg:width="16.762cm" svg:height="1.153cm" svg:x="3.007cm" svg:y="4.644cm">
          <draw:text-box>
            <text:p text:style-name="P2"><text:span text:style-name="T12">: Закрепление первичных навыков работы с PyCharm Community и встроенной </text:span></text:p>
            <text:p text:style-name="P2"><text:span text:style-name="T12">функции, составление программы с её участием.</text:span></text:p>
          </draw:text-box>
        </draw:frame>
        <draw:frame draw:style-name="gr23" draw:text-style-name="P12" draw:layer="layout" svg:width="17.816cm" svg:height="1.153cm" svg:x="1.75cm" svg:y="7cm">
          <draw:text-box>
            <text:p text:style-name="P13"><text:span text:style-name="T14">Дано целое число N (&gt;0). Если оно является степенью числа 3, то вывести TRUE,</text:span><text:span text:style-name="T14"><text:line-break/></text:span><text:span text:style-name="T14">если не является — вывести FALSE.</text:span></text:p>
          </draw:text-box>
        </draw:frame>
        <draw:frame draw:style-name="gr24" draw:text-style-name="P12" draw:layer="layout" svg:width="3.097cm" svg:height="0.577cm" svg:x="1.903cm" svg:y="8cm">
          <draw:text-box>
            <text:p text:style-name="P2"><text:span text:style-name="T15">Тип алгоритма</text:span></text:p>
          </draw:text-box>
        </draw:frame>
        <draw:frame draw:style-name="gr25" draw:text-style-name="P12" draw:layer="layout" svg:width="2.876cm" svg:height="0.577cm" svg:x="5.037cm" svg:y="8.032cm">
          <draw:text-box>
            <text:p text:style-name="P2"><text:span text:style-name="T12">: ветвящийся.</text:span></text:p>
          </draw:text-box>
        </draw:frame>
        <draw:frame draw:style-name="gr26" draw:text-style-name="P12" draw:layer="layout" svg:width="4.786cm" svg:height="0.577cm" svg:x="2.056cm" svg:y="8.668cm">
          <draw:text-box>
            <text:p text:style-name="P2"><text:span text:style-name="T15">Блок-схема алгоритма:</text:span></text:p>
          </draw:text-box>
        </draw:frame>
        <draw:frame draw:style-name="gr27" draw:text-style-name="P14" draw:layer="layout" svg:width="1.551cm" svg:height="0.577cm" svg:x="8.989cm" svg:y="10.5cm">
          <draw:text-box>
            <text:p text:style-name="P2"><text:span text:style-name="T16">Начало</text:span></text:p>
          </draw:text-box>
        </draw:frame>
        <draw:frame draw:style-name="gr28" draw:text-style-name="P15" draw:layer="layout" svg:width="4.172cm" svg:height="1.059cm" svg:x="7.578cm" svg:y="13.75cm">
          <draw:text-box>
            <text:p text:style-name="P7"><text:span text:style-name="T17">Введите целое число,</text:span></text:p>
            <text:p text:style-name="P7"><text:span text:style-name="T17"><text:s/></text:span><text:span text:style-name="T17">что больше 0:</text:span></text:p>
          </draw:text-box>
        </draw:frame>
        <draw:polygon draw:style-name="gr29" draw:text-style-name="P16" draw:layer="layout" svg:width="0.407cm" svg:height="0.126cm" svg:x="8.638cm" svg:y="16.693cm" svg:viewBox="0 0 408 127" draw:points="0,0 408,127">
          <text:p/>
        </draw:polygon>
        <draw:line draw:style-name="gr30" draw:text-style-name="P5" draw:layer="layout" svg:x1="8.638cm" svg:y1="16.693cm" svg:x2="9.046cm" svg:y2="16.82cm">
          <text:p/>
        </draw:line>
        <draw:polygon draw:style-name="gr31" draw:text-style-name="P17" draw:layer="layout" svg:width="5.045cm" svg:height="1.339cm" svg:x="10.584cm" svg:y="17.958cm" svg:viewBox="0 0 5046 1340" draw:points="0,1340 0,0 5046,0 5046,1340">
          <text:p/>
        </draw:polygon>
        <draw:frame draw:style-name="gr32" draw:text-style-name="P14" draw:layer="layout" svg:width="2.5cm" svg:height="1.153cm" svg:x="9.25cm" svg:y="15.847cm">
          <draw:text-box>
            <text:p text:style-name="P2"><text:span text:style-name="T12">A = 1</text:span></text:p>
          </draw:text-box>
        </draw:frame>
        <draw:custom-shape draw:style-name="gr33" draw:text-style-name="P19" draw:layer="layout" svg:width="6.5cm" svg:height="1.75cm" svg:x="10.5cm" svg:y="17.5cm">
          <text:p text:style-name="P18"><text:span text:style-name="T12">Требование (A&lt;B).</text:span></text:p>
          <text:p text:style-name="P18"><text:span text:style-name="T12">Числа не выполняют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master-page3">
        <draw:polygon draw:style-name="gr1" draw:text-style-name="P1" draw:layer="layout" svg:width="21.004cm" svg:height="29.704cm" svg:x="0cm" svg:y="0cm" svg:viewBox="0 0 21005 29705" draw:points="0,0 21005,0 21005,29705 0,29705">
          <text:p/>
        </draw:polygon>
        <draw:frame draw:style-name="gr34" draw:text-style-name="P3" draw:layer="layout" svg:width="14.158cm" svg:height="0.463cm" svg:x="2cm" svg:y="17.287cm">
          <draw:text-box>
            <text:p text:style-name="P2"><text:span text:style-name="T1"><text:s/></text:span><text:span text:style-name="T1">Языковые конструкции которые я использовал: int, input, print, if, else, exsept. </text:span></text:p>
          </draw:text-box>
        </draw:frame>
        <draw:frame draw:style-name="gr35" draw:text-style-name="P3" draw:layer="layout" svg:width="15.78cm" svg:height="0.463cm" svg:x="1.97cm" svg:y="17.787cm">
          <draw:text-box>
            <text:p text:style-name="P2"><text:span text:style-name="T1"><text:s/></text:span><text:span text:style-name="T1">Выполнены разработка кода, отладка, тестирование, оптимизация программного кода. </text:span></text:p>
          </draw:text-box>
        </draw:frame>
        <draw:frame draw:style-name="gr36" draw:text-style-name="P20" draw:layer="layout" svg:width="9.277cm" svg:height="0.499cm" svg:x="1.973cm" svg:y="18.251cm">
          <draw:text-box>
            <text:p text:style-name="P2"><text:span text:style-name="T1"><text:s/></text:span><text:span text:style-name="T1">Готовые программные коды выложены на GitHub. </text:span></text:p>
          </draw:text-box>
        </draw:frame>
        <draw:frame draw:style-name="gr37" draw:text-style-name="P3" draw:layer="layout" svg:width="4.71cm" svg:height="0.463cm" svg:x="1.905cm" svg:y="7.5cm">
          <draw:text-box>
            <text:p text:style-name="P2"><text:span text:style-name="T1"><text:s/></text:span><text:span text:style-name="T1">Как работает программа: </text:span></text:p>
          </draw:text-box>
        </draw:frame>
        <draw:frame draw:style-name="gr5" draw:text-style-name="P3" draw:layer="layout" svg:width="0.419cm" svg:height="0.463cm" svg:x="1.905cm" svg:y="7.994cm">
          <draw:text-box>
            <text:p text:style-name="P2"><text:span text:style-name="T1"><text:s/></text:span></text:p>
          </draw:text-box>
        </draw:frame>
        <draw:frame draw:style-name="gr38" draw:text-style-name="P3" draw:layer="layout" svg:width="16.207cm" svg:height="7.393cm" svg:x="2cm" svg:y="8.107cm">
          <draw:text-box>
            <text:p text:style-name="P2"><text:span text:style-name="T1"><text:s/></text:span><text:span text:style-name="T1">Введите два числа, но чтобы они придерживались правила (A &lt; B)</text:span></text:p>
            <text:p text:style-name="P2"><text:span text:style-name="T1">Введите число A: 2</text:span></text:p>
            <text:p text:style-name="P2"><text:span text:style-name="T1">Введите число B: 6</text:span></text:p>
            <text:p text:style-name="P2"><text:span text:style-name="T1">Числа стоящие от первого числа (включительно) и до второго числа (включительно):</text:span></text:p>
            <text:p text:style-name="P2"><text:span text:style-name="T1">2</text:span></text:p>
            <text:p text:style-name="P2"><text:span text:style-name="T1">3</text:span></text:p>
            <text:p text:style-name="P2"><text:span text:style-name="T1">4</text:span></text:p>
            <text:p text:style-name="P2"><text:span text:style-name="T1">5</text:span></text:p>
            <text:p text:style-name="P2"><text:span text:style-name="T1">6</text:span></text:p>
            <text:p text:style-name="P2"><text:span text:style-name="T1">Колличество чисел стоящих от первого числа и до второго числа, считая сами же числа: 5</text:span></text:p>
            <text:p text:style-name="P2"><text:span text:style-name="T1">Программа успешно завершена</text:span></text:p>
          </draw:text-box>
        </draw:frame>
        <draw:frame draw:style-name="gr5" draw:text-style-name="P3" draw:layer="layout" svg:width="0.419cm" svg:height="0.463cm" svg:x="1.969cm" svg:y="13.243cm">
          <draw:text-box>
            <text:p text:style-name="P2"><text:span text:style-name="T1"><text:s/></text:span></text:p>
          </draw:text-box>
        </draw:frame>
        <draw:frame draw:style-name="gr39" draw:text-style-name="P3" draw:layer="layout" svg:width="16.919cm" svg:height="0.463cm" svg:x="2.081cm" svg:y="15.787cm">
          <draw:text-box>
            <text:p text:style-name="P2"><text:span text:style-name="T2"><text:s/></text:span><text:span text:style-name="T2">Вывод</text:span><text:span text:style-name="T1">: за время выполнения практического занятия №4.1 я выработала навыки составления </text:span></text:p>
          </draw:text-box>
        </draw:frame>
        <draw:frame draw:style-name="gr40" draw:text-style-name="P3" draw:layer="layout" svg:width="17.668cm" svg:height="0.925cm" svg:x="2cm" svg:y="16.25cm">
          <draw:text-box>
            <text:p text:style-name="P2"><text:span text:style-name="T1"><text:s/></text:span><text:span text:style-name="T1">программ ветвящейся структуры, где при вводе чисел от A до B то выводиться колличество этих </text:span></text:p>
            <text:p text:style-name="P2"><text:span text:style-name="T1"><text:s/></text:span><text:span text:style-name="T1">чисел и сами числа, в PyCharm Community.</text:span></text:p>
          </draw:text-box>
        </draw:frame>
        <draw:frame draw:style-name="gr5" draw:text-style-name="P3" draw:layer="layout" svg:width="0.419cm" svg:height="0.463cm" svg:x="1.435cm" svg:y="20.787cm">
          <draw:text-box>
            <text:p text:style-name="P2"><text:span text:style-name="T1"><text:s/></text:span></text:p>
          </draw:text-box>
        </draw:frame>
        <draw:frame draw:style-name="gr41" draw:text-style-name="P9" draw:layer="layout" svg:width="18.908cm" svg:height="4.791cm" svg:x="1.75cm" svg:y="1.25cm">
          <draw:text-box>
            <text:p text:style-name="P21"><text:span text:style-name="T9">print</text:span><text:span text:style-name="T8">(</text:span><text:span text:style-name="T4">"Числа стоящие от первого числа (включительно) и до второго числа (включительно):"</text:span><text:span text:style-name="T8">)</text:span><text:span text:style-name="T8"><text:line-break/></text:span><text:span text:style-name="T8"> <text:s text:c="7"/></text:span><text:span text:style-name="T7">for </text:span><text:span text:style-name="T8">tolchok </text:span><text:span text:style-name="T7">in </text:span><text:span text:style-name="T9">range</text:span><text:span text:style-name="T8">(A</text:span><text:span text:style-name="T7">, </text:span><text:span text:style-name="T8">B + </text:span><text:span text:style-name="T10">1</text:span><text:span text:style-name="T8">):</text:span><text:span text:style-name="T8"><text:line-break/></text:span><text:span text:style-name="T8"> <text:s text:c="11"/></text:span><text:span text:style-name="T9">print</text:span><text:span text:style-name="T8">(tolchok)</text:span><text:span text:style-name="T8"><text:line-break/></text:span><text:span text:style-name="T8"> <text:s text:c="11"/>count+=</text:span><text:span text:style-name="T10">1</text:span><text:span text:style-name="T10"><text:line-break/></text:span><text:span text:style-name="T10"> <text:s text:c="7"/></text:span><text:span text:style-name="T9">print</text:span><text:span text:style-name="T8">(</text:span><text:span text:style-name="T4">f"Колличество чисел стоящих от первого числа и до второго числа, считая сами же числа: </text:span><text:span text:style-name="T7">{</text:span><text:span text:style-name="T8">count</text:span><text:span text:style-name="T7">}</text:span><text:span text:style-name="T4">"</text:span><text:span text:style-name="T8">)</text:span><text:span text:style-name="T8"><text:line-break/></text:span><text:span text:style-name="T8"> <text:s text:c="3"/></text:span><text:span text:style-name="T7">else</text:span><text:span text:style-name="T8">:</text:span><text:span text:style-name="T8"><text:line-break/></text:span><text:span text:style-name="T8"> <text:s text:c="7"/></text:span><text:span text:style-name="T9">print</text:span><text:span text:style-name="T8">(</text:span><text:span text:style-name="T4">"Числа не выполняют требование (A &lt; B)"</text:span><text:span text:style-name="T8">)</text:span><text:span text:style-name="T8"><text:line-break/></text:span><text:span text:style-name="T7">except </text:span><text:span text:style-name="T9">ValueError</text:span><text:span text:style-name="T8">:</text:span><text:span text:style-name="T6"># Ошибка при написании букв, а не целых чисел</text:span><text:span text:style-name="T6"><text:line-break/></text:span><text:span text:style-name="T6"> <text:s text:c="3"/></text:span><text:span text:style-name="T9">print</text:span><text:span text:style-name="T8">(</text:span><text:span text:style-name="T4">"Невозможно преобразовать строку в число."</text:span><text:span text:style-name="T8">)</text:span><text:span text:style-name="T8"><text:line-break/></text:span><text:span text:style-name="T9">print</text:span><text:span text:style-name="T8">(</text:span><text:span text:style-name="T4">"Программа успешно завершена"</text:span><text:span text:style-name="T8">)</text:span><text:span text:style-name="T6"># Конец программы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Serif" svg:font-family="LiberationSerif"/>
    <style:font-face style:name="LiberationSerif1" svg:font-family="LiberationSerif" style:font-pitch="variable"/>
    <style:font-face style:name="Noto Sans" svg:font-family="'Noto Sans'" style:font-family-generic="roman" style:font-pitch="variable"/>
    <style:font-face style:name="NotoSans-352" svg:font-family="NotoSans-352" style:font-pitch="variable"/>
    <style:font-face style:name="NotoSans-3521" svg:font-family="NotoSans-352"/>
    <style:font-face style:name="NotoSans-Bold-8834" svg:font-family="NotoSans-Bold-8834" style:font-pitch="variable"/>
    <style:font-face style:name="NotoSans-Bold-88341" svg:font-family="NotoSans-Bold-8834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ahoma2" svg:font-family="Tahoma" style:font-pitch="variable"/>
    <style:font-face style:name="TimesNewRoman" svg:font-family="TimesNewRoman" style:font-pitch="variable"/>
    <style:font-face style:name="TimesNewRoman1" svg:font-family="TimesNewRoman"/>
    <style:font-face style:name="TimesNewRomanPS-BoldMT-2525" svg:font-family="TimesNewRomanPS-BoldMT-2525" style:font-pitch="variable"/>
    <style:font-face style:name="TimesNewRomanPS-BoldMT-25251" svg:font-family="TimesNewRomanPS-BoldMT-2525"/>
    <style:font-face style:name="TimesNewRomanPSMT-192" svg:font-family="TimesNewRomanPSMT-192" style:font-pitch="variable"/>
    <style:font-face style:name="TimesNewRomanPSMT-1921" svg:font-family="TimesNewRomanPSMT-192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4cm" fo:page-height="29.7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2-14T14:29:52.498446873</dc:date>
    <meta:editing-duration>PT12M7S</meta:editing-duration>
    <meta:editing-cycles>2</meta:editing-cycles>
    <meta:generator>LibreOffice/7.3.7.2$Linux_X86_64 LibreOffice_project/30$Build-2</meta:generator>
    <meta:document-statistic meta:object-count="80"/>
  </office:meta>
</office:document-meta>
</file>